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using System.Collections; </text:p>
      <text:p text:style-name="Text_20_body">using System.Collections.Generic;</text:p>
      <text:p text:style-name="Text_20_body"><text:s/>using UnityEngine; </text:p>
      <text:p text:style-name="Text_20_body">/// &lt;summary&gt; /// </text:p>
      <text:p text:style-name="Text_20_body">This is the ship class(script) </text:p>
      <text:p text:style-name="Text_20_body">/// &lt;/summary&gt; </text:p>
      <text:p text:style-name="Text_20_body">public class Ship : MonoBehaviour </text:p>
      <text:p text:style-name="Text_20_body">{ </text:p>
      <text:p text:style-name="Text_20_body">Rigidbody2D shipRb; </text:p>
      <text:p text:style-name="Text_20_body">Vector2 thrustDirection = new Vector2(1, 0); </text:p>
      <text:p text:style-name="Text_20_body">const float ThrustForce = 10; </text:p>
      <text:p text:style-name="Text_20_body">float shipColliderRadius; </text:p>
      <text:p text:style-name="Text_20_body">const float RotateDegreesPerSecond = 180; </text:p>
      <text:p text:style-name="Text_20_body"/>
      <text:p text:style-name="Text_20_body">// Use this for initialization </text:p>
      <text:p text:style-name="Text_20_body">void Start () </text:p>
      <text:p text:style-name="Text_20_body">{ </text:p>
      <text:p text:style-name="Text_20_body">shipRb = GetComponent&lt;Rigidbody2D&gt;(); </text:p>
      <text:p text:style-name="Text_20_body">shipColliderRadius = GetComponent&lt;CircleCollider2D&gt;().radius; </text:p>
      <text:p text:style-name="Text_20_body">} </text:p>
      <text:p text:style-name="Text_20_body"/>
      <text:p text:style-name="Text_20_body">// Use this to apply force to a rigidbody </text:p>
      <text:p text:style-name="Text_20_body">void FixedUpdate() </text:p>
      <text:p text:style-name="Text_20_body">{ </text:p>
      <text:p text:style-name="Text_20_body">if (Input.GetAxis("Thrust") &gt; 0) </text:p>
      <text:p text:style-name="Text_20_body">{ </text:p>
      <text:p text:style-name="Text_20_body">shipRb.AddForce(ThrustForce * thrustDirection, ForceMode2D.Force); </text:p>
      <text:p text:style-name="Text_20_body">} </text:p>
      <text:p text:style-name="Text_20_body">} </text:p>
      <text:p text:style-name="Text_20_body"/>
      <text:p text:style-name="Text_20_body">// Is called when the renderer is no longer visible by any camera. </text:p>
      <text:p text:style-name="Text_20_body">void OnBecameInvisible() </text:p>
      <text:p text:style-name="Text_20_body">{</text:p>
      <text:p text:style-name="Text_20_body"><text:s/>Vector2 position = transform.position; </text:p>
      <text:p text:style-name="Text_20_body">position = -position; </text:p>
      <text:p text:style-name="Text_20_body">transform.position = position; </text:p>
      <text:p text:style-name="Text_20_body">} </text:p>
      <text:p text:style-name="Text_20_body"><text:soft-page-break/></text:p>
      <text:p text:style-name="Text_20_body">// Update is called once per frame </text:p>
      <text:p text:style-name="Text_20_body">void Update () </text:p>
      <text:p text:style-name="Text_20_body">{ </text:p>
      <text:p text:style-name="Text_20_body">float rotationInput = Input.GetAxis("Rotate"); </text:p>
      <text:p text:style-name="Text_20_body">if (rotationInput != 0) </text:p>
      <text:p text:style-name="Text_20_body">{ </text:p>
      <text:p text:style-name="Text_20_body">// calculate rotation amount and apply rotation </text:p>
      <text:p text:style-name="Text_20_body">float rotationAmount = RotateDegreesPerSecond * Time.deltaTime; </text:p>
      <text:p text:style-name="Text_20_body">if (rotationInput &lt; 0) </text:p>
      <text:p text:style-name="Text_20_body">{</text:p>
      <text:p text:style-name="Text_20_body"><text:s/>rotationAmount *= -1; </text:p>
      <text:p text:style-name="Text_20_body">} </text:p>
      <text:p text:style-name="Text_20_body">transform.Rotate(Vector3.forward, rotationAmount); </text:p>
      <text:p text:style-name="Text_20_body">Vector3 shipRotationVector3 = transform.eulerAngles; </text:p>
      <text:p text:style-name="Text_20_body">float rotationInRad = shipRotationVector3.z * Mathf.Deg2Rad; </text:p>
      <text:p text:style-name="Text_20_body">thrustDirection = new Vector2 (Mathf.Cos(rotationInRad), Mathf.Sin(rotationInRad)); </text:p>
      <text:p text:style-name="Text_20_body">} </text:p>
      <text:p text:style-name="Text_20_body">} </text:p>
      <text:p text:style-name="Text_20_body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Дарина Кузнецова</meta:initial-creator>
    <meta:creation-date>2019-10-06T22:34:09.05</meta:creation-date>
    <meta:document-statistic meta:table-count="0" meta:image-count="0" meta:object-count="0" meta:page-count="2" meta:paragraph-count="53" meta:word-count="171" meta:character-count="1388"/>
    <dc:date>2019-10-06T22:37:27.58</dc:date>
    <dc:creator>Дарина Кузнецова</dc:creator>
    <meta:editing-duration>PT3M21S</meta:editing-duration>
    <meta:editing-cycles>1</meta:editing-cycles>
    <meta:generator>OpenOffice/4.1.2$Win32 OpenOffice.org_project/412m3$Build-9782</meta:generator>
  </office:meta>
</office:document-meta>
</file>